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officeooo:rsid="0014f783" officeooo:paragraph-rsid="0014f783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officeooo:rsid="0014f783" officeooo:paragraph-rsid="0014f783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3pt" style:text-underline-style="none" fo:font-weight="normal" officeooo:rsid="0014f783" officeooo:paragraph-rsid="0014f783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officeooo:paragraph-rsid="0014f783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rsid="0014f783" officeooo:paragraph-rsid="0014f783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officeooo:rsid="00165fa5" officeooo:paragraph-rsid="0014f783" style:font-size-asian="10.5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officeooo:rsid="00165fa5" officeooo:paragraph-rsid="0016d533" style:font-size-asian="10.5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officeooo:rsid="00165fa5" officeooo:paragraph-rsid="0017b3c0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65fa5" officeooo:paragraph-rsid="0014f783" style:font-size-asian="10.5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14f783" officeooo:paragraph-rsid="0014f783" style:font-size-asian="12pt" style:font-weight-asian="normal" style:font-size-complex="12pt" style:font-weight-complex="normal"/>
    </style:style>
    <style:style style:name="P11" style:family="paragraph" style:parent-style-name="Standard" style:list-style-name="L8">
      <style:paragraph-properties fo:text-align="justify" style:justify-single-word="false"/>
      <style:text-properties officeooo:paragraph-rsid="0017b3c0"/>
    </style:style>
    <style:style style:name="P12" style:family="paragraph" style:parent-style-name="Standard" style:list-style-name="L7">
      <style:paragraph-properties fo:text-align="justify" style:justify-single-word="false"/>
      <style:text-properties fo:font-size="16pt" fo:font-weight="normal" officeooo:paragraph-rsid="0014f783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6pt" officeooo:rsid="00165fa5" officeooo:paragraph-rsid="0016d533" style:font-size-asian="14pt" style:font-size-complex="16pt"/>
    </style:style>
    <style:style style:name="P14" style:family="paragraph" style:parent-style-name="Standard" style:list-style-name="L8">
      <style:paragraph-properties fo:text-align="justify" style:justify-single-word="false"/>
      <style:text-properties officeooo:rsid="0017b3c0" officeooo:paragraph-rsid="0017b3c0"/>
    </style:style>
    <style:style style:name="P15" style:family="paragraph" style:parent-style-name="Standard" style:list-style-name="L8">
      <style:paragraph-properties fo:text-align="justify" style:justify-single-word="false"/>
      <style:text-properties officeooo:rsid="00191b74" officeooo:paragraph-rsid="00191b74"/>
    </style:style>
    <style:style style:name="T1" style:family="text">
      <style:text-properties style:text-underline-style="none"/>
    </style:style>
    <style:style style:name="T2" style:family="text">
      <style:text-properties style:font-name="Arial"/>
    </style:style>
    <style:style style:name="T3" style:family="text">
      <style:text-properties style:font-name="Arial" style:text-underline-style="none"/>
    </style:style>
    <style:style style:name="T4" style:family="text">
      <style:text-properties style:font-name="Arial" style:text-underline-style="none" fo:font-weight="normal" style:font-weight-asian="normal" style:font-weight-complex="normal"/>
    </style:style>
    <style:style style:name="T5" style:family="text">
      <style:text-properties style:font-name="Arial" style:text-underline-style="none" fo:font-weight="normal" style:font-size-asian="12pt" style:font-weight-asian="normal" style:font-weight-complex="normal"/>
    </style:style>
    <style:style style:name="T6" style:family="text">
      <style:text-properties style:font-name="Arial" style:text-underline-style="none" officeooo:rsid="00165fa5"/>
    </style:style>
    <style:style style:name="T7" style:family="text">
      <style:text-properties style:font-name="Arial" style:text-underline-style="none" officeooo:rsid="0014f783"/>
    </style:style>
    <style:style style:name="T8" style:family="text">
      <style:text-properties style:font-name="Arial" fo:font-size="16pt" style:font-size-asian="14pt" style:font-size-complex="16pt"/>
    </style:style>
    <style:style style:name="T9" style:family="text">
      <style:text-properties style:font-name="Arial" fo:font-size="16pt" officeooo:rsid="0017b3c0" style:font-size-asian="14pt" style:font-size-complex="16pt"/>
    </style:style>
    <style:style style:name="T10" style:family="text">
      <style:text-properties style:font-name="Arial" fo:font-size="12pt" style:font-size-asian="10.5pt" style:font-size-complex="12pt"/>
    </style:style>
    <style:style style:name="T11" style:family="text">
      <style:text-properties style:font-name="Arial" fo:font-size="12pt" officeooo:rsid="00165fa5" style:font-size-asian="10.5pt" style:font-size-complex="12pt"/>
    </style:style>
    <style:style style:name="T12" style:family="text">
      <style:text-properties style:font-name="Arial" fo:font-size="12pt" officeooo:rsid="0017b3c0" style:font-size-asian="10.5pt" style:font-size-complex="12pt"/>
    </style:style>
    <style:style style:name="T13" style:family="text">
      <style:text-properties style:font-name="Arial" officeooo:rsid="0016d533"/>
    </style:style>
    <style:style style:name="T14" style:family="text">
      <style:text-properties style:font-name="Arial" officeooo:rsid="0017b3c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ocumentação<text:span text:style-name="T1"> – </text:span>Jogo de cartas</text:p>
      <text:p text:style-name="P1"/>
      <text:p text:style-name="P1"/>
      <text:p text:style-name="P3">Aluno: Victor Bernardo Rodrigues Jorge<text:tab/><text:tab/><text:tab/>Matrícula: 2013007803</text:p>
      <text:p text:style-name="P3"/>
      <text:list xml:id="list8074974796805155609" text:style-name="L7">
        <text:list-header>
          <text:p text:style-name="P12"><text:span text:style-name="T6">1. </text:span><text:span text:style-name="T7">Introdução</text:span></text:p>
        </text:list-header>
      </text:list>
      <text:p text:style-name="P4"/>
      <text:p text:style-name="P5"><text:span text:style-name="T4"><text:tab/></text:span><text:span text:style-name="T5">Os jogos de cartas são usados como forma de entretenimento desde o século X a.C. Portanto, são peça importante na história da humanidade e um belo objeto de estudo na era da informação. </text:span></text:p>
      <text:p text:style-name="P10"><text:span text:style-name="T3"><text:tab/>Neste trabalho, implementaremos um jogo chamado Se Ferrou, baseado no baralho espanhol (ou baralho de truco). O jogo tem como base as regras do truco mineiro, <text:s text:c="6"/>e pode ser jogado por, no mínimo, três e, no máximo, oito pessoas. As regras do jogo são simples. </text:span></text:p>
      <text:p text:style-name="P10"><text:span text:style-name="T3"><text:tab/>Ao início de cada rodada, cada jogador recebe um número x (entre 2 e 40/n, onde n é o número de jogadores) de cartas. Ao receber suas cartas, o jogador deve realizar uma previsão de quantas mãos ele ganhará naquela rodada, mãos, essas, idênticas às mãos do truco mineiro. </text:span><text:span text:style-name="T6">O último jogador a realizar essa previsão possui a restrição de não poder prever que vencerá uma quantidade de mãos, que, dada a soma de todas as previsões realizadas, seja igual ao total de cartas.</text:span><text:span text:style-name="T3"> </text:span><text:span text:style-name="T6">Ou seja, o total de mãos previstas será sempre maior que o total de mãos e alguém fará uma previsão errada. Portanto, “se ferrará”, origem do nome do jogo.</text:span></text:p>
      <text:p text:style-name="P10"><text:span text:style-name="T6"><text:tab/>O número de cartas distribuídas aos jogadores em cada rodada é definido da seguinte forma: na primeira rodada são dadas duas cartas, na próxima três e assim por diante até chegarmos no limite 40/n. Cada jogador começa com um número y de “vidas” (geralmente 3) e quando ele faz uma previsão errada, ele automaticamente perde uma vida. Quando um jogador é eliminado (chega a 0 vidas), a quantidade de cartas a ser distribuída retorna a dois. O jogador que sobreviver é o vencedor. Caso dois jogadores sobrevivam, o que tiver mais vidas é o campeão, caso contrário é declarado empate.</text:span></text:p>
      <text:p text:style-name="P6"/>
      <text:p text:style-name="P9"><text:span text:style-name="T8"><text:tab/>2. Implementação</text:span></text:p>
      <text:p text:style-name="P6"><text:span text:style-name="T8"><text:tab/></text:span></text:p>
      <text:p text:style-name="P7"><text:span text:style-name="T8"><text:tab/></text:span><text:span text:style-name="T13">Para tornar possível a implementação do jogo, em Java, com conceitos de orientação a objeto, usamos algumas classes básicas. </text:span></text:p>
      <text:p text:style-name="P7"><text:span text:style-name="T13"><text:tab/>Temos a classe Card (carta), que representa um carta do baralho. Seus atributos são: valor, naipe e valor real. Valor e naipe correspondem aos valores da carta e valor real representa seu valor no baralho de truco mineiro. Temos, também, a classe Deck (baralho), que, logo em seu construtor, cria um conjunto de cartas e armazena em um vetor. Entre seus métodos importantes temos 'darCarta' e 'embaralhar'. </text:span></text:p>
      <text:p text:style-name="P7"><text:span text:style-name="T13"><text:tab/>Além disso, temos a classe Hand (mão), que representa a mão de um jogador. Além de receber as cartas da mão, a classe Hand guarda as previsões realizadas para aquela mão, além de guardar quantos rounds aquela mão ganhou. A classe Player (jogador) representa um jogador do jogo. Ela tem como atributos nome do jogador e mão atual do mesmo, além do número de vidas que aquele jogador possui.</text:span></text:p>
      <text:p text:style-name="P7"><text:span text:style-name="T13"><text:tab/>Por último, temos a classe Game(jogo) que realmente implementa a lógica das regras do jogo. Ela possuí como atributos os jogadores, o baralho e a mesa (uma instância da classe hand, como se as cartas que estão na mesa fossem uma mão). O método startGame (começar jogo) está encarregado de definir quantas cartas devem ser distribuídas no próximo round e conferir se algum jogador foi campeão ou eliminado. Ela se encarrega, também, de decidir qual jogador terá a primeira ação no próximo round. A </text:span><text:soft-page-break/><text:span text:style-name="T13">função round (rodada) implementa a lógica de uma rodada de jogo. Nela é realizada a lógica de previsões e são jogadas as cartas na mesa. Tal função recebe como parâmetro a quantidade de cartas </text:span><text:span text:style-name="T14">a serem distribuídas naquela rodada e quem é o jogador a realizar a primeira ação. Ela também é responsável por definir os vencedores das mãos e retirar vidas de quem fez previsões erradas.</text:span></text:p>
      <text:p text:style-name="P7"/>
      <text:p text:style-name="P7"/>
      <text:p text:style-name="P13"><text:span text:style-name="T14"><text:tab/>3. Conclusão</text:span></text:p>
      <text:p text:style-name="P13"><text:span text:style-name="T14"/></text:p>
      <text:p text:style-name="P8"><text:span text:style-name="T2"><text:tab/></text:span><text:span text:style-name="T14">O trabalho consistiu, basicamente, em implementar as estruturas genéricas utilizadas na implementação de qualquer jogo de cartas. Os conceitos de carta, baralho, mão e jogador foram os principais aspectos do trabalho. Tais classes, quando representadas em um diagrama de classes, possuem ligações estreitas e por isso são ótimas para o exercício do uso desse diagrama. O diagrama de atividades de um jogo de baralho também é bastante completo e serve como bom exercício sobre seu uso. Em geral a implementação foi bastante simples e não houveram maiores problemas.</text:span></text:p>
      <text:p text:style-name="P8"/>
      <text:p text:style-name="P8"/>
      <text:p text:style-name="P8"><text:span text:style-name="T9"><text:tab/>4. Bibliografia</text:span></text:p>
      <text:p text:style-name="P8"><text:span text:style-name="T2"><text:tab/></text:span></text:p>
      <text:list xml:id="list3497239598086678151" text:style-name="L8">
        <text:list-item>
          <text:p text:style-name="P11"><text:a xlink:type="simple" xlink:href="http://math.hws.edu/javanotes/c5/s4.html"><text:span text:style-name="T12">http://math.hws.edu/javanotes/c5/s4.html</text:span></text:a></text:p>
        </text:list-item>
        <text:list-item>
          <text:p text:style-name="P14"><text:span text:style-name="T10">Slides do professor</text:span></text:p>
        </text:list-item>
        <text:list-item>
          <text:p text:style-name="P14"><text:a xlink:type="simple" xlink:href="https://pt.wikipedia.org/wiki/UML"><text:span text:style-name="T10">https://pt.wikipedia.org/wiki/UML</text:span></text:a></text:p>
        </text:list-item>
        <text:list-item>
          <text:p text:style-name="P14"><text:a xlink:type="simple" xlink:href="http://www.les.inf.puc-rio.br/wiki/images/7/7f/Aula1-diagrama_classes.pdf"><text:span text:style-name="T10">http://www.les.inf.puc-rio.br/wiki/images/7/7f/Aula1-diagrama_classes.pdf</text:span></text:a></text:p>
        </text:list-item>
        <text:list-item>
          <text:p text:style-name="P15"><text:a xlink:type="simple" xlink:href="https://pt.wikipedia.org/wiki/Diagrama_de_classes"><text:span text:style-name="T10">https://pt.wikipedia.org/wiki/Diagrama_de_classes</text:span></text:a></text:p>
        </text:list-item>
        <text:list-item>
          <text:p text:style-name="P15"><text:a xlink:type="simple" xlink:href="https://pt.wikipedia.org/wiki/Diagrama_de_atividade"><text:span text:style-name="T10">https://pt.wikipedia.org/wiki/Diagrama_de_atividade</text:span></text:a></text:p>
        </text:list-item>
        <text:list-item>
          <text:p text:style-name="P15"><text:span text:style-name="T10">http://www.dsc.ufcg.edu.br/~sampaio/cursos/2007.1/Graduacao/SI-II/Uml/diagramas/atividades/diag_atividades.htm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</meta:initial-creator>
    <meta:creation-date>2015-11-10T20:53:54.534952741</meta:creation-date>
    <dc:date>2015-11-10T21:53:31.248517414</dc:date>
    <dc:creator>victor </dc:creator>
    <meta:editing-duration>PT11M35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24" meta:word-count="720" meta:character-count="4563" meta:non-whitespace-character-count="3845"/>
  </office:meta>
</office:document-meta>
</file>